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AOYIH+CMR10" svg:font-family="LAOYIH+CMR10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4.4271in" fo:margin-left="0.4521in" fo:margin-right="2.0458in" table:align="margins"/>
    </style:style>
    <style:style style:name="Table2.A" style:family="table-column">
      <style:table-column-properties style:column-width="0.5729in" style:rel-column-width="8481*"/>
    </style:style>
    <style:style style:name="Table2.B" style:family="table-column">
      <style:table-column-properties style:column-width="0.5938in" style:rel-column-width="8789*"/>
    </style:style>
    <style:style style:name="Table2.C" style:family="table-column">
      <style:table-column-properties style:column-width="0.7292in" style:rel-column-width="10794*"/>
    </style:style>
    <style:style style:name="Table2.D" style:family="table-column">
      <style:table-column-properties style:column-width="0.8333in" style:rel-column-width="12336*"/>
    </style:style>
    <style:style style:name="Table2.E" style:family="table-column">
      <style:table-column-properties style:column-width="1.6979in" style:rel-column-width="2513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name-asian="LAOYIH+CMR10" style:font-size-asian="12pt" style:font-name-complex="LAOYIH+CMR10" style:font-size-complex="12pt"/>
    </style:style>
    <style:style style:name="P5" style:family="paragraph" style:parent-style-name="Standard" style:list-style-name="L1">
      <style:text-properties style:font-name="Times New Roman" fo:font-size="12pt" style:font-name-asian="LAOYIH+CMR10" style:font-size-asian="12pt" style:font-name-complex="LAOYIH+CMR10" style:font-size-complex="12pt"/>
    </style:style>
    <style:style style:name="P6" style:family="paragraph" style:parent-style-name="Standard" style:list-style-name="L1">
      <style:text-properties style:font-name="Times New Roman"/>
    </style:style>
    <style:style style:name="P7" style:family="paragraph" style:parent-style-name="Standard" style:list-style-name="L2">
      <style:text-properties style:font-name="Times New Roman"/>
    </style:style>
    <style:style style:name="P8" style:family="paragraph" style:parent-style-name="Standard" style:list-style-name="L3">
      <style:text-properties style:font-name="Times New Roman"/>
    </style:style>
    <style:style style:name="P9" style:family="paragraph" style:parent-style-name="Standard" style:list-style-name="L4">
      <style:text-properties style:font-name="Times New Roman"/>
    </style:style>
    <style:style style:name="P10" style:family="paragraph" style:parent-style-name="Standard" style:list-style-name="L4">
      <style:text-properties style:font-name="Times New Roman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1" style:family="paragraph" style:parent-style-name="Standard" style:list-style-name="L4">
      <style:paragraph-properties fo:break-before="page"/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name-asian="LAOYIH+CMR10" style:font-size-asian="12pt" style:font-name-complex="LAOYIH+CMR10" style:font-size-complex="12pt"/>
    </style:style>
    <style:style style:name="T3" style:family="text">
      <style:text-properties fo:font-size="12pt" fo:font-style="italic" style:font-name-asian="LAOYIH+CMR10" style:font-size-asian="12pt" style:font-style-asian="italic" style:font-name-complex="LAOYIH+CMR10" style:font-size-complex="12pt" style:font-style-complex="italic"/>
    </style:style>
    <style:style style:name="T4" style:family="text">
      <style:text-properties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TH 135<text:tab/><text:tab/><text:tab/><text:tab/><text:tab/><text:tab/><text:tab/><text:tab/><text:tab/><text:tab/>Alexander Maguire</text:p>
      <text:p text:style-name="P3">Assignment 4<text:tab/><text:tab/><text:tab/><text:tab/><text:tab/><text:tab/><text:tab/><text:tab/><text:tab/><text:tab/>20396195</text:p>
      <text:p text:style-name="P3"/>
      <text:p text:style-name="P3"/>
      <text:list xml:id="list535175225" text:style-name="L1">
        <text:list-item>
          <text:p text:style-name="P5">RTS <draw:frame draw:style-name="fr1" draw:name="Object1" text:anchor-type="as-char" svg:width="0.9862in" svg:height="0.2193in" draw:z-index="0"><draw:object xlink:href="./Object 1" xlink:type="simple" xlink:show="embed" xlink:actuate="onLoad"/><draw:image xlink:href="./ObjectReplacements/Object 1" xlink:type="simple" xlink:show="embed" xlink:actuate="onLoad"/></draw:frame>STS <draw:frame draw:style-name="fr1" draw:name="Object2" text:anchor-type="as-char" svg:width="0.8654in" svg:height="0.2165in" draw:z-index="3"><draw:object xlink:href="./Object 2" xlink:type="simple" xlink:show="embed" xlink:actuate="onLoad"/><draw:image xlink:href="./ObjectReplacements/Object 2" xlink:type="simple" xlink:show="embed" xlink:actuate="onLoad"/></draw:frame>by contrapositive. </text:p>
          <text:p text:style-name="P6"><text:span text:style-name="T2">Let </text:span><text:span text:style-name="T2"><draw:frame draw:style-name="fr1" draw:name="Object3" text:anchor-type="as-char" svg:width="0.7661in" svg:height="0.263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 where </text:span><text:span text:style-name="T2"><draw:frame draw:style-name="fr1" draw:name="Object4" text:anchor-type="as-char" svg:width="0.2217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is the </text:span><text:span text:style-name="T3">i</text:span><text:span text:style-name="T2">-th prime factor of </text:span><text:span text:style-name="T3">m</text:span><text:span text:style-name="T2">. Now take </text:span><text:span text:style-name="T2"><draw:frame draw:style-name="fr1" draw:name="Object5" text:anchor-type="as-char" svg:width="2.4091in" svg:height="0.31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. This shows that </text:span><text:span text:style-name="T2"><draw:frame draw:style-name="fr1" draw:name="Object6" text:anchor-type="as-char" svg:width="0.9429in" svg:height="0.232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, and therefore that</text:span><text:span text:style-name="T2"><draw:frame draw:style-name="fr1" draw:name="Object7" text:anchor-type="as-char" svg:width="1.0638in" svg:height="0.232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.</text:span></text:p>
        </text:list-item>
      </text:list>
      <text:p text:style-name="P4"/>
      <text:list xml:id="list614273942" text:style-name="L2">
        <text:list-item>
          <text:p text:style-name="P7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s</text:p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1">step</text:p>
          </table:table-cell>
          <table:table-cell table:style-name="Table2.E1" office:value-type="string">
            <text:p text:style-name="P1">euclid</text:p>
          </table:table-cell>
        </table:table-row>
        <table:table-row>
          <table:table-cell table:style-name="Table2.A2" office:value-type="float" office:value="1">
            <text:p text:style-name="P1">1</text:p>
          </table:table-cell>
          <table:table-cell table:style-name="Table2.A2" office:value-type="float" office:value="0">
            <text:p text:style-name="P1">0</text:p>
          </table:table-cell>
          <table:table-cell table:style-name="Table2.A2" office:value-type="float" office:value="-5083">
            <text:p text:style-name="P1">-5083</text:p>
          </table:table-cell>
          <table:table-cell table:style-name="Table2.D2" office:value-type="string">
            <text:p text:style-name="P1"/>
          </table:table-cell>
          <table:table-cell table:style-name="Table2.E2" office:value-type="string">
            <text:p text:style-name="P1">-5083=-4*1656+1541</text:p>
          </table:table-cell>
        </table:table-row>
        <table:table-row>
          <table:table-cell table:style-name="Table2.A2" office:value-type="float" office:value="0">
            <text:p text:style-name="P1">0</text:p>
          </table:table-cell>
          <table:table-cell table:style-name="Table2.A2" office:value-type="float" office:value="1">
            <text:p text:style-name="P1">1</text:p>
          </table:table-cell>
          <table:table-cell table:style-name="Table2.A2" office:value-type="float" office:value="1656">
            <text:p text:style-name="P1">1656</text:p>
          </table:table-cell>
          <table:table-cell table:style-name="Table2.D2" office:value-type="string">
            <text:p text:style-name="P1"/>
          </table:table-cell>
          <table:table-cell table:style-name="Table2.E2" office:value-type="string">
            <text:p text:style-name="P1">1656=1*1541+115</text:p>
          </table:table-cell>
        </table:table-row>
        <table:table-row>
          <table:table-cell table:style-name="Table2.A2" office:value-type="float" office:value="1">
            <text:p text:style-name="P1">1</text:p>
          </table:table-cell>
          <table:table-cell table:style-name="Table2.A2" office:value-type="float" office:value="4">
            <text:p text:style-name="P1">4</text:p>
          </table:table-cell>
          <table:table-cell table:style-name="Table2.A2" office:value-type="float" office:value="1541">
            <text:p text:style-name="P1">1541</text:p>
          </table:table-cell>
          <table:table-cell table:style-name="Table2.D2" office:value-type="string">
            <text:p text:style-name="P1"/>
          </table:table-cell>
          <table:table-cell table:style-name="Table2.E2" office:value-type="string">
            <text:p text:style-name="P1">1541=13*115+46</text:p>
          </table:table-cell>
        </table:table-row>
        <table:table-row>
          <table:table-cell table:style-name="Table2.A2" office:value-type="float" office:value="-1">
            <text:p text:style-name="P1">-1</text:p>
          </table:table-cell>
          <table:table-cell table:style-name="Table2.A2" office:value-type="float" office:value="-3">
            <text:p text:style-name="P1">-3</text:p>
          </table:table-cell>
          <table:table-cell table:style-name="Table2.A2" office:value-type="float" office:value="115">
            <text:p text:style-name="P1">115</text:p>
          </table:table-cell>
          <table:table-cell table:style-name="Table2.D2" office:value-type="string">
            <text:p text:style-name="P1"/>
          </table:table-cell>
          <table:table-cell table:style-name="Table2.E2" office:value-type="string">
            <text:p text:style-name="P1">115=2*46+23</text:p>
          </table:table-cell>
        </table:table-row>
        <table:table-row>
          <table:table-cell table:style-name="Table2.A2" office:value-type="float" office:value="14">
            <text:p text:style-name="P1">14</text:p>
          </table:table-cell>
          <table:table-cell table:style-name="Table2.A2" office:value-type="float" office:value="43">
            <text:p text:style-name="P1">43</text:p>
          </table:table-cell>
          <table:table-cell table:style-name="Table2.A2" office:value-type="float" office:value="46">
            <text:p text:style-name="P1">46</text:p>
          </table:table-cell>
          <table:table-cell table:style-name="Table2.D2" office:value-type="string">
            <text:p text:style-name="P1"/>
          </table:table-cell>
          <table:table-cell table:style-name="Table2.E2" office:value-type="string">
            <text:p text:style-name="P1">46=2*23</text:p>
          </table:table-cell>
        </table:table-row>
        <table:table-row>
          <table:table-cell table:style-name="Table2.A2" office:value-type="float" office:value="-29">
            <text:p text:style-name="P1">-29</text:p>
          </table:table-cell>
          <table:table-cell table:style-name="Table2.A2" office:value-type="float" office:value="-89">
            <text:p text:style-name="P1">-89</text:p>
          </table:table-cell>
          <table:table-cell table:style-name="Table2.A2" office:value-type="float" office:value="23">
            <text:p text:style-name="P1">23</text:p>
          </table:table-cell>
          <table:table-cell table:style-name="Table2.D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</table:table>
      <text:p text:style-name="P2"/>
      <text:list xml:id="list1969238071" text:style-name="L3">
        <text:list-item>
          <text:p text:style-name="P8">Prove <draw:frame draw:style-name="fr1" draw:name="Object8" text:anchor-type="as-char" svg:width="3.2634in" svg:height="0.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. Let the multiset of prime factors of <text:span text:style-name="T1">n</text:span> be denoted<draw:frame draw:style-name="fr1" draw:name="Object17" text:anchor-type="as-char" svg:width="0.2209in" svg:height="0.2075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 (for example <draw:frame draw:style-name="fr1" draw:name="Object18" text:anchor-type="as-char" svg:width="1.0453in" svg:height="0.2181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). Note that <draw:frame draw:style-name="fr1" draw:name="Object11" text:anchor-type="as-char" svg:width="0.7291in" svg:height="0.2638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. For convenience, we will define <draw:frame draw:style-name="fr1" draw:name="Object23" text:anchor-type="as-char" svg:width="0.498in" svg:height="0.2075in" draw:z-index="18"><draw:object xlink:href="./Object 23" xlink:type="simple" xlink:show="embed" xlink:actuate="onLoad"/><draw:image xlink:href="./ObjectReplacements/Object 23" xlink:type="simple" xlink:show="embed" xlink:actuate="onLoad"/></draw:frame>. Now, let <text:span text:style-name="T1">a</text:span>, <text:span text:style-name="T1">b</text:span> and <text:span text:style-name="T1">c</text:span> be integers, with <draw:frame draw:style-name="fr1" draw:name="Object19" text:anchor-type="as-char" svg:width="0.3874in" svg:height="0.1839in" draw:z-index="22"><draw:object xlink:href="./Object 19" xlink:type="simple" xlink:show="embed" xlink:actuate="onLoad"/><draw:image xlink:href="./ObjectReplacements/Object 19" xlink:type="simple" xlink:show="embed" xlink:actuate="onLoad"/></draw:frame>. <draw:frame draw:style-name="fr1" draw:name="Object9" text:anchor-type="as-char" svg:width="0.8043in" svg:height="0.2075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 and <draw:frame draw:style-name="fr1" draw:name="Object10" text:anchor-type="as-char" svg:width="0.7953in" svg:height="0.2075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. The <text:span text:style-name="T1">gcd</text:span> function finds the greatest common divisor between two numbers, which by definition is the intersection of prime factors between the two numbers. Thus, we can view <text:span text:style-name="T1">gcd</text:span> as <draw:frame draw:style-name="fr1" draw:name="Object12" text:anchor-type="as-char" svg:width="1.7402in" svg:height="0.2752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. Therefore, <draw:frame draw:style-name="fr1" draw:name="Object13" text:anchor-type="as-char" svg:width="3.2472in" svg:height="0.2201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.This last result can be rewritten as <draw:frame draw:style-name="fr1" draw:name="Object14" text:anchor-type="as-char" svg:width="2.0898in" svg:height="0.2201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, and multiplying through this (to get <draw:frame draw:style-name="fr1" draw:name="Object15" text:anchor-type="as-char" svg:width="0.9083in" svg:height="0.2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), we get<draw:frame draw:style-name="fr1" draw:name="Object16" text:anchor-type="as-char" svg:width="3.6508in" svg:height="0.2925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 , by definition. Therefore <draw:frame draw:style-name="fr1" draw:name="Object20" text:anchor-type="as-char" svg:width="3.2634in" svg:height="0.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.</text:p>
        </text:list-item>
      </text:list>
      <text:p text:style-name="P2"/>
      <text:list xml:id="list59747850" text:style-name="L4">
        <text:list-item>
          <text:p text:style-name="P9">RTS<draw:frame draw:style-name="fr1" draw:name="Object21" text:anchor-type="as-char" svg:width="1.6362in" svg:height="0.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4">if </text:span><text:span text:style-name="T4"><draw:frame draw:style-name="fr1" draw:name="Object22" text:anchor-type="as-char" svg:width="0.9717in" svg:height="0.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">. </text:span></text:p>
          <text:p text:style-name="P9"><text:span text:style-name="T4">If </text:span><text:span text:style-name="T4"><draw:frame draw:style-name="fr1" draw:name="Object24" text:anchor-type="as-char" svg:width="0.9717in" svg:height="0.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, then </text:span><text:span text:style-name="T4"><draw:frame draw:style-name="fr1" draw:name="Object25" text:anchor-type="as-char" svg:width="1.9138in" svg:height="0.220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">.</text:span></text:p>
          <text:p text:style-name="P10"><draw:frame draw:style-name="fr1" draw:name="Object26" text:anchor-type="as-char" svg:width="1.8283in" svg:height="0.2201in" draw:z-index="25"><draw:object xlink:href="./Object 26" xlink:type="simple" xlink:show="embed" xlink:actuate="onLoad"/><draw:image xlink:href="./ObjectReplacements/Object 26" xlink:type="simple" xlink:show="embed" xlink:actuate="onLoad"/></draw:frame></text:p>
          <text:p text:style-name="P10"><draw:frame draw:style-name="fr1" draw:name="Object27" text:anchor-type="as-char" svg:width="2.2402in" svg:height="0.220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text:p text:style-name="P9"><text:span text:style-name="T4"><draw:frame draw:style-name="fr1" draw:name="Object28" text:anchor-type="as-char" svg:width="2.7862in" svg:height="0.220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"> as shown above, therefore</text:span></text:p>
          <text:p text:style-name="P9"><text:span text:style-name="T4"><draw:frame draw:style-name="fr1" draw:name="Object29" text:anchor-type="as-char" svg:width="2.2807in" svg:height="0.220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">, which of course shows</text:span></text:p>
          <text:p text:style-name="P9"><text:span text:style-name="T4"><draw:frame draw:style-name="fr1" draw:name="Object30" text:anchor-type="as-char" svg:width="1.6362in" svg:height="0.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">.</text:span></text:p>
          <text:p text:style-name="P10"/>
          <text:p text:style-name="P9"><text:span text:style-name="T4">However, </text:span><text:span text:style-name="T4"><draw:frame draw:style-name="fr1" draw:name="Object31" text:anchor-type="as-char" svg:width="2.3591in" svg:height="0.2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">is not true in general. Take </text:span><text:span text:style-name="T4"><draw:frame draw:style-name="fr1" draw:name="Object32" text:anchor-type="as-char" svg:width="1.3016in" svg:height="0.183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">.</text:span><text:span text:style-name="T4"><draw:frame draw:style-name="fr1" draw:name="Object33" text:anchor-type="as-char" svg:width="2.0634in" svg:height="0.2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">, but </text:span><text:span text:style-name="T4"><draw:frame draw:style-name="fr1" draw:name="Object34" text:anchor-type="as-char" svg:width="2.3689in" svg:height="0.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">.</text:span></text:p>
        </text:list-item>
        <text:list-item>
          <text:p text:style-name="P11"><text:span text:style-name="T4"><draw:frame draw:style-name="fr1" draw:name="Object35" text:anchor-type="as-char" svg:width="5.1075in" svg:height="0.1917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">. Using this, we can expand either side of the equation as </text:span><text:span text:style-name="T4"><draw:frame draw:style-name="fr1" draw:name="Object36" text:anchor-type="as-char" svg:width="2.0398in" svg:height="0.1839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4">. Gathering like terms, this simplifies to </text:span><text:span text:style-name="T4"><draw:frame draw:style-name="fr1" draw:name="Object37" text:anchor-type="as-char" svg:width="2.1902in" svg:height="0.1917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4">. We can then rewrite this as </text:span><text:span text:style-name="T4"><draw:frame draw:style-name="fr1" draw:name="Object38" text:anchor-type="as-char" svg:width="4.6508in" svg:height="0.1917in" draw:z-index="37"><draw:object xlink:href="./Object 39" xlink:type="simple" xlink:show="embed" xlink:actuate="onLoad"/><draw:image xlink:href="./ObjectReplacements/Object 39" xlink:type="simple" xlink:show="embed" xlink:actuate="onLoad"/></draw:frame></text:span><text:span text:style-name="T4">. Therefore </text:span><text:span text:style-name="T4"><draw:frame draw:style-name="fr1" draw:name="Object39" text:anchor-type="as-char" svg:width="2.2547in" svg:height="0.1917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AOYIH+CMR10" svg:font-family="LAOYIH+CMR10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31T19:54:57</meta:creation-date>
    <meta:generator>OpenOffice.org/3.2$Unix OpenOffice.org_project/320m19$Build-9505</meta:generator>
    <meta:editing-duration>PT00H36M17S</meta:editing-duration>
    <meta:editing-cycles>6</meta:editing-cycles>
    <dc:date>2011-01-31T13:17:36</dc:date>
    <dc:creator>Sandy Maguire</dc:creator>
    <meta:document-statistic meta:table-count="1" meta:image-count="0" meta:object-count="39" meta:page-count="2" meta:paragraph-count="42" meta:word-count="211" meta:character-count="1082"/>
  </office:meta>
</office:document-meta>
</file>

<file path=Object 1/content.xml><?xml version="1.0" encoding="utf-8"?>
<math xmlns="http://www.w3.org/1998/Math/MathML">
  <semantics>
    <mrow>
      <mrow>
        <msup>
          <mi>m</mi>
          <mn>2</mn>
        </msup>
        <mo stretchy="false">∤</mo>
        <msup>
          <mi>n</mi>
          <mn>2</mn>
        </msup>
      </mrow>
      <mo stretchy="false">⇒</mo>
      <mrow>
        <mi>m</mi>
        <mo stretchy="false">∤</mo>
        <mi>n</mi>
      </mrow>
    </mrow>
    <annotation encoding="StarMath 5.0">m^2 ndivides n^2 drarrow m ndivides n</annotation>
  </semantics>
</math>
</file>

<file path=Object 10/content.xml><?xml version="1.0" encoding="utf-8"?>
<math xmlns="http://www.w3.org/1998/Math/MathML">
  <semantics>
    <mrow>
      <mi mathvariant="italic">bc</mi>
      <mo stretchy="false">=</mo>
      <mrow>
        <msup>
          <mi>b</mi>
          <mtext>*</mtext>
        </msup>
        <mo stretchy="false">∪</mo>
        <msup>
          <mi>c</mi>
          <mtext>*</mtext>
        </msup>
      </mrow>
    </mrow>
    <annotation encoding="StarMath 5.0">bc = b^"*" union c^"*"</annotation>
  </semantics>
</math>
</file>

<file path=Object 11/content.xml><?xml version="1.0" encoding="utf-8"?>
<math xmlns="http://www.w3.org/1998/Math/MathML">
  <semantics>
    <mrow>
      <mi>n</mi>
      <mo stretchy="false">=</mo>
      <mrow>
        <msub>
          <mo stretchy="false">∏</mo>
          <mi>i</mi>
        </msub>
        <msubsup>
          <mi>n</mi>
          <mi>i</mi>
          <mtext>*</mtext>
        </msubsup>
      </mrow>
    </mrow>
    <annotation encoding="StarMath 5.0">n = prod_i n_i^"*"</annotation>
  </semantics>
</math>
</file>

<file path=Object 12/content.xml><?xml version="1.0" encoding="utf-8"?>
<math xmlns="http://www.w3.org/1998/Math/MathML">
  <semantics>
    <mrow>
      <mi mathvariant="italic">gcd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>
            <mo stretchy="false">∏</mo>
            <mi>i</mi>
          </msub>
          <msub>
            <mfenced open="{" close="}">
              <mrow>
                <msup>
                  <mi>x</mi>
                  <mtext>*</mtext>
                </msup>
                <mo stretchy="false">∩</mo>
                <msup>
                  <mi>y</mi>
                  <mtext>*</mtext>
                </msup>
              </mrow>
            </mfenced>
            <mi>i</mi>
          </msub>
        </mrow>
      </mrow>
    </mrow>
    <annotation encoding="StarMath 5.0">gcd(x,y) = prod_i left lbrace x^"*" intersection y^"*" right rbrace_i</annotation>
  </semantics>
</math>
</file>

<file path=Object 13/content.xml><?xml version="1.0" encoding="utf-8"?>
<math xmlns="http://www.w3.org/1998/Math/MathML">
  <semantics>
    <mrow>
      <mi mathvariant="italic">gcd</mi>
      <mrow>
        <mrow>
          <msup>
            <mrow>
              <mo stretchy="false">(</mo>
              <mrow>
                <mi mathvariant="italic">ac</mi>
                <mi>,</mi>
                <mi mathvariant="italic">bc</mi>
              </mrow>
              <mo stretchy="false">)</mo>
            </mrow>
            <mtext>*</mtext>
          </msup>
          <mo stretchy="false">=</mo>
          <mrow>
            <mrow>
              <mo stretchy="false">(</mo>
              <mrow>
                <msup>
                  <mi>a</mi>
                  <mtext>*</mtext>
                </msup>
                <mo stretchy="false">∪</mo>
                <msup>
                  <mi>c</mi>
                  <mtext>*</mtext>
                </msup>
              </mrow>
              <mo stretchy="false">)</mo>
            </mrow>
            <mo stretchy="false">∩</mo>
            <mrow>
              <mo stretchy="false">(</mo>
              <mrow>
                <msup>
                  <mi>b</mi>
                  <mtext>*</mtext>
                </msup>
                <mo stretchy="false">∪</mo>
                <msup>
                  <mi>c</mi>
                  <mtext>*</mtext>
                </msup>
              </mrow>
              <mo stretchy="false">)</mo>
            </mrow>
          </mrow>
        </mrow>
        <mo stretchy="false">=</mo>
        <mrow>
          <msup>
            <mi>c</mi>
            <mtext>*</mtext>
          </msup>
          <mo stretchy="false">∪</mo>
          <mrow>
            <mo stretchy="false">(</mo>
            <mrow>
              <msup>
                <mi>a</mi>
                <mtext>*</mtext>
              </msup>
              <mo stretchy="false">∩</mo>
              <msup>
                <mi>b</mi>
                <mtext>*</mtext>
              </msup>
            </mrow>
            <mo stretchy="false">)</mo>
          </mrow>
        </mrow>
      </mrow>
    </mrow>
    <annotation encoding="StarMath 5.0">gcd(ac,bc)^"*" = (a^"*" union c^"*") intersection (b^"*" union c^"*") = c^"*" union (a^"*" intersection b^"*")</annotation>
  </semantics>
</math>
</file>

<file path=Object 14/content.xml><?xml version="1.0" encoding="utf-8"?>
<math xmlns="http://www.w3.org/1998/Math/MathML">
  <semantics>
    <mrow>
      <mi mathvariant="italic">gcd</mi>
      <mrow>
        <msup>
          <mrow>
            <mo stretchy="false">(</mo>
            <mrow>
              <mi mathvariant="italic">ac</mi>
              <mi>,</mi>
              <mi mathvariant="italic">bc</mi>
            </mrow>
            <mo stretchy="false">)</mo>
          </mrow>
          <mtext>*</mtext>
        </msup>
        <mo stretchy="false">=</mo>
        <mrow>
          <msup>
            <mi>c</mi>
            <mtext>*</mtext>
          </msup>
          <mo stretchy="false">∪</mo>
          <mi mathvariant="italic">gcd</mi>
        </mrow>
      </mrow>
      <msup>
        <mrow>
          <mo stretchy="false">(</mo>
          <mrow>
            <mi>a</mi>
            <mi>,</mi>
            <mi>b</mi>
          </mrow>
          <mo stretchy="false">)</mo>
        </mrow>
        <mtext>*</mtext>
      </msup>
    </mrow>
    <annotation encoding="StarMath 5.0">gcd(ac,bc)^"*" = c^"*" union gcd(a, b)^"*"</annotation>
  </semantics>
</math>
</file>

<file path=Object 15/content.xml><?xml version="1.0" encoding="utf-8"?>
<math xmlns="http://www.w3.org/1998/Math/MathML">
  <semantics>
    <mrow>
      <mi mathvariant="italic">gcd</mi>
      <mrow>
        <mo stretchy="false">(</mo>
        <mrow>
          <mi mathvariant="italic">ac</mi>
          <mi>,</mi>
          <mi mathvariant="italic">bc</mi>
        </mrow>
        <mo stretchy="false">)</mo>
      </mrow>
    </mrow>
    <annotation encoding="StarMath 5.0">gcd(ac,bc)</annotation>
  </semantics>
</math>
</file>

<file path=Object 16/content.xml><?xml version="1.0" encoding="utf-8"?>
<math xmlns="http://www.w3.org/1998/Math/MathML">
  <semantics>
    <mrow>
      <mi mathvariant="italic">gcd</mi>
      <mrow>
        <mrow>
          <mo stretchy="false">(</mo>
          <mrow>
            <mi mathvariant="italic">ac</mi>
            <mi>,</mi>
            <mi mathvariant="italic">bc</mi>
          </mrow>
          <mo stretchy="false">)</mo>
        </mrow>
        <mo stretchy="false">=</mo>
        <mfenced open="(" close=")">
          <mrow>
            <msub>
              <mo stretchy="false">∏</mo>
              <mi>i</mi>
            </msub>
            <msubsup>
              <mi>c</mi>
              <mi>i</mi>
              <mtext>*</mtext>
            </msubsup>
          </mrow>
        </mfenced>
      </mrow>
      <mrow>
        <mfenced open="(" close=")">
          <mrow>
            <mrow>
              <msub>
                <mo stretchy="false">∏</mo>
                <mi>j</mi>
              </msub>
              <mi mathvariant="italic">gcd</mi>
            </mrow>
            <msubsup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i>j</mi>
              <mtext>*</mtext>
            </msubsup>
          </mrow>
        </mfenced>
        <mo stretchy="false">=</mo>
        <mrow>
          <mi>c</mi>
          <mo stretchy="false">⋅</mo>
          <mi mathvariant="italic">gcd</mi>
        </mrow>
      </mrow>
      <mrow>
        <mo stretchy="false">(</mo>
        <mrow>
          <mi>a</mi>
          <mi>,</mi>
          <mi>b</mi>
        </mrow>
        <mo stretchy="false">)</mo>
      </mrow>
    </mrow>
    <annotation encoding="StarMath 5.0">gcd(ac,bc) = left ( prod_i c_i^"*" right ) left ( prod_j gcd(a,b)_j^"*" right ) = c cdot gcd(a,b)</annotation>
  </semantics>
</math>
</file>

<file path=Object 17/content.xml><?xml version="1.0" encoding="utf-8"?>
<math xmlns="http://www.w3.org/1998/Math/MathML">
  <semantics>
    <msup>
      <mi>n</mi>
      <mtext>*</mtext>
    </msup>
    <annotation encoding="StarMath 5.0">n^"*"</annotation>
  </semantics>
</math>
</file>

<file path=Object 18/content.xml><?xml version="1.0" encoding="utf-8"?>
<math xmlns="http://www.w3.org/1998/Math/MathML">
  <semantics>
    <mrow>
      <msup>
        <mn>60</mn>
        <mtext>*</mtext>
      </msup>
      <mo stretchy="false">=</mo>
      <mfenced open="{" close="}">
        <mrow>
          <mn>2,</mn>
          <mn>2,</mn>
          <mn>3,</mn>
          <mn>5</mn>
        </mrow>
      </mfenced>
    </mrow>
    <annotation encoding="StarMath 5.0">60^"*" = left lbrace 2, 2, 3, 5 right rbrace</annotation>
  </semantics>
</math>
</file>

<file path=Object 19/content.xml><?xml version="1.0" encoding="utf-8"?>
<math xmlns="http://www.w3.org/1998/Math/MathML">
  <semantics>
    <mrow>
      <mi>c</mi>
      <mo stretchy="false">&gt;</mo>
      <mn>0</mn>
    </mrow>
    <annotation encoding="StarMath 5.0">c &gt; 0</annotation>
  </semantics>
</math>
</file>

<file path=Object 2/content.xml><?xml version="1.0" encoding="utf-8"?>
<math xmlns="http://www.w3.org/1998/Math/MathML">
  <semantics>
    <mrow>
      <mrow>
        <mi>m</mi>
        <mo stretchy="false">∣</mo>
        <mi>n</mi>
      </mrow>
      <mo stretchy="false">⇒</mo>
      <mrow>
        <msup>
          <mi>m</mi>
          <mn>2</mn>
        </msup>
        <mo stretchy="false">∣</mo>
        <msup>
          <mi>n</mi>
          <mn>2</mn>
        </msup>
      </mrow>
    </mrow>
    <annotation encoding="StarMath 5.0">m divides n drarrow m^2 divides n^2</annotation>
  </semantics>
</math>
</file>

<file path=Object 20/content.xml><?xml version="1.0" encoding="utf-8"?>
<math xmlns="http://www.w3.org/1998/Math/MathML">
  <semantics>
    <mrow>
      <mo stretchy="false">∀</mo>
      <mi>a</mi>
      <mi mathvariant="normal">:</mi>
      <mo stretchy="false">∀</mo>
      <mi>b</mi>
      <mi mathvariant="normal">:</mi>
      <mo stretchy="false">∀</mo>
      <mi>c</mi>
      <mi>,</mi>
      <mrow>
        <mi>c</mi>
        <mo stretchy="false">&gt;</mo>
        <mn>0</mn>
      </mrow>
      <mo stretchy="false">⇒</mo>
      <mi mathvariant="italic">gcd</mi>
      <mrow>
        <mrow>
          <mo stretchy="false">(</mo>
          <mrow>
            <mi mathvariant="italic">ac</mi>
            <mi>,</mi>
            <mi mathvariant="italic">bc</mi>
          </mrow>
          <mo stretchy="false">)</mo>
        </mrow>
        <mo stretchy="false">=</mo>
        <mrow>
          <mi>c</mi>
          <mo stretchy="false">⋅</mo>
          <mi mathvariant="italic">gcd</mi>
        </mrow>
      </mrow>
      <mrow>
        <mo stretchy="false">(</mo>
        <mrow>
          <mi>a</mi>
          <mi>,</mi>
          <mi>b</mi>
        </mrow>
        <mo stretchy="false">)</mo>
      </mrow>
    </mrow>
    <annotation encoding="StarMath 5.0">forall a:forall b:forall c, c &gt; 0 drarrow gcd(ac,bc) = c cdot gcd(a,b)</annotation>
  </semantics>
</math>
</file>

<file path=Object 21/content.xml><?xml version="1.0" encoding="utf-8"?>
<math xmlns="http://www.w3.org/1998/Math/MathML">
  <semantics>
    <mrow>
      <mi mathvariant="italic">gcd</mi>
      <mrow>
        <mrow>
          <mo stretchy="false">(</mo>
          <mrow>
            <mi mathvariant="italic">ab</mi>
            <mi>,</mi>
            <mi>c</mi>
          </mrow>
          <mo stretchy="false">)</mo>
        </mrow>
        <mo stretchy="false">=</mo>
        <mi mathvariant="italic">gcd</mi>
      </mrow>
      <mrow>
        <mo stretchy="false">(</mo>
        <mrow>
          <mi>b</mi>
          <mi>,</mi>
          <mi>c</mi>
        </mrow>
        <mo stretchy="false">)</mo>
      </mrow>
    </mrow>
    <annotation encoding="StarMath 5.0">gcd(ab,c) = gcd(b,c)</annotation>
  </semantics>
</math>
</file>

<file path=Object 22/content.xml><?xml version="1.0" encoding="utf-8"?>
<math xmlns="http://www.w3.org/1998/Math/MathML">
  <semantics>
    <mrow>
      <mi mathvariant="italic">gcd</mi>
      <mrow>
        <mrow>
          <mo stretchy="false">(</mo>
          <mrow>
            <mi>a</mi>
            <mi>,</mi>
            <mi>c</mi>
          </mrow>
          <mo stretchy="false">)</mo>
        </mrow>
        <mo stretchy="false">=</mo>
        <mn>1</mn>
      </mrow>
    </mrow>
    <annotation encoding="StarMath 5.0">gcd(a,c) = 1</annotation>
  </semantics>
</math>
</file>

<file path=Object 23/content.xml><?xml version="1.0" encoding="utf-8"?>
<math xmlns="http://www.w3.org/1998/Math/MathML">
  <semantics>
    <mrow>
      <msup>
        <mn>1</mn>
        <mtext>*</mtext>
      </msup>
      <mo stretchy="false">=</mo>
      <mo stretchy="false">∅</mo>
    </mrow>
    <annotation encoding="StarMath 5.0">1^"*" = emptyset </annotation>
  </semantics>
</math>
</file>

<file path=Object 24/content.xml><?xml version="1.0" encoding="utf-8"?>
<math xmlns="http://www.w3.org/1998/Math/MathML">
  <semantics>
    <mrow>
      <mi mathvariant="italic">gcd</mi>
      <mrow>
        <mrow>
          <mo stretchy="false">(</mo>
          <mrow>
            <mi>a</mi>
            <mi>,</mi>
            <mi>c</mi>
          </mrow>
          <mo stretchy="false">)</mo>
        </mrow>
        <mo stretchy="false">=</mo>
        <mn>1</mn>
      </mrow>
    </mrow>
    <annotation encoding="StarMath 5.0">gcd(a,c) = 1</annotation>
  </semantics>
</math>
</file>

<file path=Object 25/content.xml><?xml version="1.0" encoding="utf-8"?>
<math xmlns="http://www.w3.org/1998/Math/MathML">
  <semantics>
    <mrow>
      <mi mathvariant="italic">gcd</mi>
      <mrow>
        <mrow>
          <mrow>
            <msup>
              <mrow>
                <mo stretchy="false">(</mo>
                <mrow>
                  <mi>a</mi>
                  <mi>,</mi>
                  <mi>c</mi>
                </mrow>
                <mo stretchy="false">)</mo>
              </mrow>
              <mtext>*</mtext>
            </msup>
            <mo stretchy="false">=</mo>
            <mrow>
              <msup>
                <mi>a</mi>
                <mtext>*</mtext>
              </msup>
              <mo stretchy="false">∩</mo>
              <msup>
                <mi>c</mi>
                <mtext>*</mtext>
              </msup>
            </mrow>
          </mrow>
          <mo stretchy="false">=</mo>
          <msup>
            <mn>1</mn>
            <mtext>*</mtext>
          </msup>
        </mrow>
        <mo stretchy="false">=</mo>
        <mo stretchy="false">∅</mo>
      </mrow>
    </mrow>
    <annotation encoding="StarMath 5.0">gcd(a,c)^"*" = a^"*" intersection c^"*" = 1^"*" = emptyset</annotation>
  </semantics>
</math>
</file>

<file path=Object 26/content.xml><?xml version="1.0" encoding="utf-8"?>
<math xmlns="http://www.w3.org/1998/Math/MathML">
  <semantics>
    <mrow>
      <mi mathvariant="italic">gcd</mi>
      <mrow>
        <msup>
          <mrow>
            <mo stretchy="false">(</mo>
            <mrow>
              <mi mathvariant="italic">ab</mi>
              <mi>,</mi>
              <mi>c</mi>
            </mrow>
            <mo stretchy="false">)</mo>
          </mrow>
          <mtext>*</mtext>
        </msup>
        <mo stretchy="false">=</mo>
        <mrow>
          <mrow>
            <mo stretchy="false">(</mo>
            <mrow>
              <msup>
                <mi>a</mi>
                <mtext>*</mtext>
              </msup>
              <mo stretchy="false">∪</mo>
              <msup>
                <mi>b</mi>
                <mtext>*</mtext>
              </msup>
            </mrow>
            <mo stretchy="false">)</mo>
          </mrow>
          <mo stretchy="false">∩</mo>
          <msup>
            <mi>c</mi>
            <mtext>*</mtext>
          </msup>
        </mrow>
      </mrow>
    </mrow>
    <annotation encoding="StarMath 5.0">gcd(ab,c)^"*" = (a^"*" union b^"*") intersection c^"*"</annotation>
  </semantics>
</math>
</file>

<file path=Object 27/content.xml><?xml version="1.0" encoding="utf-8"?>
<math xmlns="http://www.w3.org/1998/Math/MathML">
  <semantics>
    <mrow>
      <mrow>
        <mrow>
          <mo stretchy="false">(</mo>
          <mrow>
            <msup>
              <mi>a</mi>
              <mtext>*</mtext>
            </msup>
            <mo stretchy="false">∪</mo>
            <msup>
              <mi>b</mi>
              <mtext>*</mtext>
            </msup>
          </mrow>
          <mo stretchy="false">)</mo>
        </mrow>
        <mo stretchy="false">∩</mo>
        <msup>
          <mi>c</mi>
          <mtext>*</mtext>
        </msup>
      </mrow>
      <mo stretchy="false">=</mo>
      <mrow>
        <mrow>
          <mo stretchy="false">(</mo>
          <mrow>
            <msup>
              <mi>a</mi>
              <mtext>*</mtext>
            </msup>
            <mo stretchy="false">∩</mo>
            <msup>
              <mi>c</mi>
              <mtext>*</mtext>
            </msup>
          </mrow>
          <mo stretchy="false">)</mo>
        </mrow>
        <mo stretchy="false">∪</mo>
        <mrow>
          <mo stretchy="false">(</mo>
          <mrow>
            <msup>
              <mi>b</mi>
              <mtext>*</mtext>
            </msup>
            <mo stretchy="false">∩</mo>
            <msup>
              <mi>c</mi>
              <mtext>*</mtext>
            </msup>
          </mrow>
          <mo stretchy="false">)</mo>
        </mrow>
      </mrow>
    </mrow>
    <annotation encoding="StarMath 5.0">(a^"*" union b^"*") intersection c^"*" = (a^"*" intersection c^"*") union (b^"*" intersection c^"*")</annotation>
  </semantics>
</math>
</file>

<file path=Object 28/content.xml><?xml version="1.0" encoding="utf-8"?>
<math xmlns="http://www.w3.org/1998/Math/MathML">
  <semantics>
    <mrow>
      <mrow>
        <mrow>
          <mrow>
            <mo stretchy="false">(</mo>
            <mrow>
              <msup>
                <mi>a</mi>
                <mtext>*</mtext>
              </msup>
              <mo stretchy="false">∩</mo>
              <msup>
                <mi>c</mi>
                <mtext>*</mtext>
              </msup>
            </mrow>
            <mo stretchy="false">)</mo>
          </mrow>
          <mo stretchy="false">∪</mo>
          <mrow>
            <mo stretchy="false">(</mo>
            <mrow>
              <msup>
                <mi>b</mi>
                <mtext>*</mtext>
              </msup>
              <mo stretchy="false">∩</mo>
              <msup>
                <mi>c</mi>
                <mtext>*</mtext>
              </msup>
            </mrow>
            <mo stretchy="false">)</mo>
          </mrow>
        </mrow>
        <mo stretchy="false">=</mo>
        <mrow>
          <mo stretchy="false">∅</mo>
          <mo stretchy="false">∪</mo>
          <mrow>
            <mo stretchy="false">(</mo>
            <mrow>
              <msup>
                <mi>b</mi>
                <mtext>*</mtext>
              </msup>
              <mo stretchy="false">∩</mo>
              <msup>
                <mi>c</mi>
                <mtext>*</mtext>
              </msup>
            </mrow>
            <mo stretchy="false">)</mo>
          </mrow>
        </mrow>
      </mrow>
      <mo stretchy="false">=</mo>
      <mrow>
        <msup>
          <mi>b</mi>
          <mtext>*</mtext>
        </msup>
        <mo stretchy="false">∩</mo>
        <msup>
          <mi>c</mi>
          <mtext>*</mtext>
        </msup>
      </mrow>
    </mrow>
    <annotation encoding="StarMath 5.0">(a^"*" intersection c^"*") union (b^"*" intersection c^"*") = emptyset union (b^"*" intersection c^"*") = b^"*" intersection c^"*"</annotation>
  </semantics>
</math>
</file>

<file path=Object 29/content.xml><?xml version="1.0" encoding="utf-8"?>
<math xmlns="http://www.w3.org/1998/Math/MathML">
  <semantics>
    <mrow>
      <mi mathvariant="italic">gcd</mi>
      <mrow>
        <msup>
          <mrow>
            <mo stretchy="false">(</mo>
            <mrow>
              <mi mathvariant="italic">ab</mi>
              <mi>,</mi>
              <mi>c</mi>
            </mrow>
            <mo stretchy="false">)</mo>
          </mrow>
          <mtext>*</mtext>
        </msup>
        <mo stretchy="false">=</mo>
        <mrow>
          <mrow>
            <mo stretchy="false">(</mo>
            <mrow>
              <msup>
                <mi>a</mi>
                <mtext>*</mtext>
              </msup>
              <mo stretchy="false">∪</mo>
              <msup>
                <mi>b</mi>
                <mtext>*</mtext>
              </msup>
            </mrow>
            <mo stretchy="false">)</mo>
          </mrow>
          <mo stretchy="false">∩</mo>
          <msup>
            <mi>c</mi>
            <mtext>*</mtext>
          </msup>
        </mrow>
      </mrow>
    </mrow>
    <annotation encoding="StarMath 5.0">gcd(ab,c)^"*" = (a^"*" union b^"*") intersection c^"*"</annotation>
  </semantics>
</math>
</file>

<file path=Object 3/content.xml><?xml version="1.0" encoding="utf-8"?>
<math xmlns="http://www.w3.org/1998/Math/MathML">
  <semantics>
    <mrow>
      <mi>m</mi>
      <mo stretchy="false">=</mo>
      <mrow>
        <msub>
          <mo stretchy="false">∏</mo>
          <mi>i</mi>
        </msub>
        <msub>
          <mi>p</mi>
          <mi>i</mi>
        </msub>
      </mrow>
    </mrow>
    <annotation encoding="StarMath 5.0">m = prod_i p_i</annotation>
  </semantics>
</math>
</file>

<file path=Object 30/content.xml><?xml version="1.0" encoding="utf-8"?>
<math xmlns="http://www.w3.org/1998/Math/MathML">
  <semantics>
    <mrow>
      <mi mathvariant="italic">gcd</mi>
      <mrow>
        <mrow>
          <mo stretchy="false">(</mo>
          <mrow>
            <mi mathvariant="italic">ab</mi>
            <mi>,</mi>
            <mi>c</mi>
          </mrow>
          <mo stretchy="false">)</mo>
        </mrow>
        <mo stretchy="false">=</mo>
        <mi mathvariant="italic">gcd</mi>
      </mrow>
      <mrow>
        <mo stretchy="false">(</mo>
        <mrow>
          <mi>b</mi>
          <mi>,</mi>
          <mi>c</mi>
        </mrow>
        <mo stretchy="false">)</mo>
      </mrow>
    </mrow>
    <annotation encoding="StarMath 5.0">gcd(ab,c) = gcd(b,c)</annotation>
  </semantics>
</math>
</file>

<file path=Object 31/content.xml><?xml version="1.0" encoding="utf-8"?>
<math xmlns="http://www.w3.org/1998/Math/MathML">
  <semantics>
    <mrow>
      <mi mathvariant="italic">gcd</mi>
      <mrow>
        <mrow>
          <mo stretchy="false">(</mo>
          <mrow>
            <mi mathvariant="italic">ab</mi>
            <mi>,</mi>
            <mi>c</mi>
          </mrow>
          <mo stretchy="false">)</mo>
        </mrow>
        <mi mathvariant="normal">=</mi>
        <mi mathvariant="italic">gcd</mi>
      </mrow>
      <mrow>
        <mrow>
          <mo stretchy="false">(</mo>
          <mrow>
            <mi>a</mi>
            <mi>,</mi>
            <mi>c</mi>
          </mrow>
          <mo stretchy="false">)</mo>
        </mrow>
        <mi mathvariant="normal">⋅</mi>
        <mi mathvariant="italic">gcd</mi>
      </mrow>
      <mrow>
        <mo stretchy="false">(</mo>
        <mrow>
          <mi>b</mi>
          <mi>,</mi>
          <mi>c</mi>
        </mrow>
        <mo stretchy="false">)</mo>
      </mrow>
    </mrow>
    <annotation encoding="StarMath 5.0">gcd(ab,c) = gcd(a,c) cdot gcd(b,c)</annotation>
  </semantics>
</math>
</file>

<file path=Object 32/content.xml><?xml version="1.0" encoding="utf-8"?>
<math xmlns="http://www.w3.org/1998/Math/MathML">
  <semantics>
    <mrow>
      <mrow>
        <mi>a</mi>
        <mo stretchy="false">=</mo>
        <mn>12,</mn>
      </mrow>
      <mrow>
        <mi>b</mi>
        <mo stretchy="false">=</mo>
        <mn>8,</mn>
      </mrow>
      <mrow>
        <mi>c</mi>
        <mo stretchy="false">=</mo>
        <mn>24</mn>
      </mrow>
    </mrow>
    <annotation encoding="StarMath 5.0">a=12, b=8, c=24</annotation>
  </semantics>
</math>
</file>

<file path=Object 33/content.xml><?xml version="1.0" encoding="utf-8"?>
<math xmlns="http://www.w3.org/1998/Math/MathML">
  <semantics>
    <mrow>
      <mi mathvariant="italic">gcd</mi>
      <mrow>
        <mrow>
          <mo stretchy="false">(</mo>
          <mrow>
            <mi mathvariant="italic">ab</mi>
            <mi>,</mi>
            <mi>c</mi>
          </mrow>
          <mo stretchy="false">)</mo>
        </mrow>
        <mo stretchy="false">=</mo>
        <mi mathvariant="italic">gcd</mi>
      </mrow>
      <mrow>
        <mrow>
          <mo stretchy="false">(</mo>
          <mn>96,24</mn>
          <mo stretchy="false">)</mo>
        </mrow>
        <mo stretchy="false">=</mo>
        <mn>24</mn>
      </mrow>
    </mrow>
    <annotation encoding="StarMath 5.0">gcd(ab,c) = gcd(96,24) = 24</annotation>
  </semantics>
</math>
</file>

<file path=Object 34/content.xml><?xml version="1.0" encoding="utf-8"?>
<math xmlns="http://www.w3.org/1998/Math/MathML">
  <semantics>
    <mrow>
      <mi mathvariant="italic">gcd</mi>
      <mrow>
        <mrow>
          <mo stretchy="false">(</mo>
          <mn>12,24</mn>
          <mo stretchy="false">)</mo>
        </mrow>
        <mo stretchy="false">⋅</mo>
        <mi mathvariant="italic">gcd</mi>
      </mrow>
      <mrow>
        <mrow>
          <mrow>
            <mo stretchy="false">(</mo>
            <mn>8,24</mn>
            <mo stretchy="false">)</mo>
          </mrow>
          <mo stretchy="false">=</mo>
          <mrow>
            <mn>12</mn>
            <mo stretchy="false">⋅</mo>
            <mn>8</mn>
          </mrow>
        </mrow>
        <mo stretchy="false">=</mo>
        <mn>96</mn>
      </mrow>
    </mrow>
    <annotation encoding="StarMath 5.0">gcd(12,24) cdot gcd(8,24) = 12 cdot 8 = 96</annotation>
  </semantics>
</math>
</file>

<file path=Object 35/content.xml><?xml version="1.0" encoding="utf-8"?>
<math xmlns="http://www.w3.org/1998/Math/MathML">
  <semantics>
    <mrow>
      <mi mathvariant="italic">gcd</mi>
      <mrow>
        <mrow>
          <mo stretchy="false">(</mo>
          <mrow>
            <mi>a</mi>
            <mi>,</mi>
            <mi>b</mi>
          </mrow>
          <mo stretchy="false">)</mo>
        </mrow>
        <mi mathvariant="normal">=</mi>
        <mi mathvariant="italic">gcd</mi>
      </mrow>
      <mrow>
        <mo stretchy="false">(</mo>
        <mrow>
          <mrow>
            <mn>2a</mn>
            <mo stretchy="false">+</mo>
            <mi>b</mi>
          </mrow>
          <mi>,</mi>
          <mrow>
            <mn>3a</mn>
            <mo stretchy="false">+</mo>
            <mn>2b</mn>
          </mrow>
        </mrow>
        <mo stretchy="false">)</mo>
      </mrow>
      <mi mathvariant="normal">⇒</mi>
      <mi mathvariant="normal">∃</mi>
      <mi>x</mi>
      <mi mathvariant="normal">:</mi>
      <mi mathvariant="normal">∃</mi>
      <mi>y</mi>
      <mi mathvariant="normal">:</mi>
      <mrow>
        <mrow>
          <mi mathvariant="italic">ax</mi>
          <mo stretchy="false">+</mo>
          <mi mathvariant="italic">by</mi>
        </mrow>
        <mi mathvariant="normal">=</mi>
        <mrow>
          <mo stretchy="false">(</mo>
          <mrow>
            <mn>2a</mn>
            <mo stretchy="false">+</mo>
            <mi>b</mi>
          </mrow>
          <mo stretchy="false">)</mo>
        </mrow>
      </mrow>
      <mrow>
        <mi>x</mi>
        <mo stretchy="false">+</mo>
        <mrow>
          <mo stretchy="false">(</mo>
          <mrow>
            <mn>3a</mn>
            <mo stretchy="false">+</mo>
            <mn>2b</mn>
          </mrow>
          <mo stretchy="false">)</mo>
        </mrow>
      </mrow>
      <mi>y</mi>
    </mrow>
    <annotation encoding="StarMath 5.0">gcd(a,b) = gcd(2a+b,3a+2b) drarrow exists x: exists y: ax+by=(2a+b)x+(3a+2b)y</annotation>
  </semantics>
</math>
</file>

<file path=Object 36/content.xml><?xml version="1.0" encoding="utf-8"?>
<math xmlns="http://www.w3.org/1998/Math/MathML">
  <semantics>
    <mrow>
      <mrow>
        <mi mathvariant="italic">ax</mi>
        <mo stretchy="false">+</mo>
        <mi mathvariant="italic">by</mi>
      </mrow>
      <mi mathvariant="normal">=</mi>
      <mrow>
        <mrow>
          <mrow>
            <mn>2ax</mn>
            <mo stretchy="false">+</mo>
            <mi mathvariant="italic">bx</mi>
          </mrow>
          <mo stretchy="false">+</mo>
          <mn>3ay</mn>
        </mrow>
        <mo stretchy="false">+</mo>
        <mn>2by</mn>
      </mrow>
    </mrow>
    <annotation encoding="StarMath 5.0">ax+by=2ax+bx+3ay+2by</annotation>
  </semantics>
</math>
</file>

<file path=Object 37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i mathvariant="normal">=</mi>
        <mi>a</mi>
      </mrow>
      <mrow>
        <mrow>
          <mo stretchy="false">(</mo>
          <mrow>
            <mn>2x</mn>
            <mo stretchy="false">+</mo>
            <mn>3y</mn>
          </mrow>
          <mo stretchy="false">)</mo>
        </mrow>
        <mo stretchy="false">+</mo>
        <mi>b</mi>
      </mrow>
      <mrow>
        <mo stretchy="false">(</mo>
        <mrow>
          <mi>x</mi>
          <mo stretchy="false">+</mo>
          <mn>2y</mn>
        </mrow>
        <mo stretchy="false">)</mo>
      </mrow>
    </mrow>
    <annotation encoding="StarMath 5.0">ax+by=a(2x+3y)+b(x+2y)</annotation>
  </semantics>
</math>
</file>

<file path=Object 38/content.xml><?xml version="1.0" encoding="utf-8"?>
<math xmlns="http://www.w3.org/1998/Math/MathML">
  <semantics>
    <mrow>
      <mi mathvariant="italic">gcd</mi>
      <mrow>
        <mrow>
          <mo stretchy="false">(</mo>
          <mrow>
            <mi>a</mi>
            <mi>,</mi>
            <mi>b</mi>
          </mrow>
          <mo stretchy="false">)</mo>
        </mrow>
        <mi mathvariant="normal">=</mi>
        <mi mathvariant="italic">gcd</mi>
      </mrow>
      <mrow>
        <mo stretchy="false">(</mo>
        <mrow>
          <mrow>
            <mn>2a</mn>
            <mo stretchy="false">+</mo>
            <mi>b</mi>
          </mrow>
          <mi>,</mi>
          <mrow>
            <mn>3a</mn>
            <mo stretchy="false">+</mo>
            <mn>2b</mn>
          </mrow>
        </mrow>
        <mo stretchy="false">)</mo>
      </mrow>
    </mrow>
    <annotation encoding="StarMath 5.0">gcd(a,b) = gcd(2a+b,3a+2b)</annotation>
  </semantics>
</math>
</file>

<file path=Object 39/content.xml><?xml version="1.0" encoding="utf-8"?>
<math xmlns="http://www.w3.org/1998/Math/MathML">
  <semantics>
    <mrow>
      <mi mathvariant="italic">gcd</mi>
      <mrow>
        <mrow>
          <mo stretchy="false">(</mo>
          <mrow>
            <mi>x</mi>
            <mi>,</mi>
            <mi>y</mi>
          </mrow>
          <mo stretchy="false">)</mo>
        </mrow>
        <mi mathvariant="normal">=</mi>
        <mi mathvariant="italic">gcd</mi>
      </mrow>
      <mrow>
        <mrow>
          <mo stretchy="false">(</mo>
          <mrow>
            <mrow>
              <mn>2x</mn>
              <mo stretchy="false">+</mo>
              <mn>3y</mn>
            </mrow>
            <mi>,</mi>
            <mrow>
              <mi>x</mi>
              <mo stretchy="false">+</mo>
              <mn>2y</mn>
            </mrow>
          </mrow>
          <mo stretchy="false">)</mo>
        </mrow>
        <mi mathvariant="normal">=</mi>
        <mi mathvariant="italic">gcd</mi>
      </mrow>
      <mrow>
        <mrow>
          <mo stretchy="false">(</mo>
          <mrow>
            <mi>y</mi>
            <mi>,</mi>
            <mi>x</mi>
          </mrow>
          <mo stretchy="false">)</mo>
        </mrow>
        <mi mathvariant="normal">=</mi>
        <mi mathvariant="italic">gcd</mi>
      </mrow>
      <mrow>
        <mo stretchy="false">(</mo>
        <mrow>
          <mrow>
            <mn>2y</mn>
            <mo stretchy="false">+</mo>
            <mi>x</mi>
          </mrow>
          <mi>,</mi>
          <mrow>
            <mn>3y</mn>
            <mo stretchy="false">+</mo>
            <mn>2x</mn>
          </mrow>
        </mrow>
        <mo stretchy="false">)</mo>
      </mrow>
    </mrow>
    <annotation encoding="StarMath 5.0">gcd(x,y)=gcd(2x+3y,x+2y)=gcd(y,x)=gcd(2y+x, 3y+2x)</annotation>
  </semantics>
</math>
</file>

<file path=Object 4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5/content.xml><?xml version="1.0" encoding="utf-8"?>
<math xmlns="http://www.w3.org/1998/Math/MathML">
  <semantics>
    <mrow>
      <mrow>
        <mrow>
          <msup>
            <mi>m</mi>
            <mn>2</mn>
          </msup>
          <mo stretchy="false">=</mo>
          <msup>
            <mfenced open="(" close=")">
              <mrow>
                <msub>
                  <mo stretchy="false">∏</mo>
                  <mi>i</mi>
                </msub>
                <msub>
                  <mi>p</mi>
                  <mi>i</mi>
                </msub>
              </mrow>
            </mfenced>
            <mn>2</mn>
          </msup>
        </mrow>
        <mo stretchy="false">=</mo>
        <mrow>
          <msub>
            <mo stretchy="false">∏</mo>
            <mi>i</mi>
          </msub>
          <mfenced open="(" close=")">
            <msubsup>
              <mi>p</mi>
              <mi>i</mi>
              <mn>2</mn>
            </msubsup>
          </mfenced>
        </mrow>
      </mrow>
      <mo stretchy="false">=</mo>
      <mrow>
        <mrow>
          <msub>
            <mo stretchy="false">∏</mo>
            <mi>i</mi>
          </msub>
          <msub>
            <mi>p</mi>
            <mi>i</mi>
          </msub>
        </mrow>
        <mo stretchy="false">⋅</mo>
        <msub>
          <mi>p</mi>
          <mi>i</mi>
        </msub>
      </mrow>
    </mrow>
    <annotation encoding="StarMath 5.0">m^2 = left ( prod_i p_i right ) ^2 = prod_i left ( p_i^2 right ) = prod_i p_i cdot p_i</annotation>
  </semantics>
</math>
</file>

<file path=Object 6/content.xml><?xml version="1.0" encoding="utf-8"?>
<math xmlns="http://www.w3.org/1998/Math/MathML">
  <semantics>
    <mrow>
      <mrow>
        <msub>
          <mi>p</mi>
          <mi>i</mi>
        </msub>
        <mo stretchy="false">∣</mo>
        <mi>m</mi>
      </mrow>
      <mo stretchy="false">⇒</mo>
      <mrow>
        <msubsup>
          <mi>p</mi>
          <mi>i</mi>
          <mn>2</mn>
        </msubsup>
        <mo stretchy="false">∣</mo>
        <msup>
          <mi>m</mi>
          <mn>2</mn>
        </msup>
      </mrow>
    </mrow>
    <annotation encoding="StarMath 5.0">p_i divides m drarrow p_i^2 divides m^2</annotation>
  </semantics>
</math>
</file>

<file path=Object 7/content.xml><?xml version="1.0" encoding="utf-8"?>
<math xmlns="http://www.w3.org/1998/Math/MathML">
  <semantics>
    <mrow>
      <mrow>
        <msubsup>
          <mi>p</mi>
          <mi>i</mi>
          <mn>2</mn>
        </msubsup>
        <mo stretchy="false">∤</mo>
        <msup>
          <mi>m</mi>
          <mn>2</mn>
        </msup>
      </mrow>
      <mo stretchy="false">⇒</mo>
      <mrow>
        <msub>
          <mi>p</mi>
          <mi>i</mi>
        </msub>
        <mo stretchy="false">∤</mo>
        <mi>m</mi>
      </mrow>
    </mrow>
    <annotation encoding="StarMath 5.0">p_i^2 ndivides m^2 drarrow  p_i ndivides m</annotation>
  </semantics>
</math>
</file>

<file path=Object 8/content.xml><?xml version="1.0" encoding="utf-8"?>
<math xmlns="http://www.w3.org/1998/Math/MathML">
  <semantics>
    <mrow>
      <mo stretchy="false">∀</mo>
      <mi>a</mi>
      <mi mathvariant="normal">:</mi>
      <mo stretchy="false">∀</mo>
      <mi>b</mi>
      <mi mathvariant="normal">:</mi>
      <mo stretchy="false">∀</mo>
      <mi>c</mi>
      <mi>,</mi>
      <mrow>
        <mi>c</mi>
        <mo stretchy="false">&gt;</mo>
        <mn>0</mn>
      </mrow>
      <mo stretchy="false">⇒</mo>
      <mi mathvariant="italic">gcd</mi>
      <mrow>
        <mrow>
          <mo stretchy="false">(</mo>
          <mrow>
            <mi mathvariant="italic">ac</mi>
            <mi>,</mi>
            <mi mathvariant="italic">bc</mi>
          </mrow>
          <mo stretchy="false">)</mo>
        </mrow>
        <mo stretchy="false">=</mo>
        <mrow>
          <mi>c</mi>
          <mo stretchy="false">⋅</mo>
          <mi mathvariant="italic">gcd</mi>
        </mrow>
      </mrow>
      <mrow>
        <mo stretchy="false">(</mo>
        <mrow>
          <mi>a</mi>
          <mi>,</mi>
          <mi>b</mi>
        </mrow>
        <mo stretchy="false">)</mo>
      </mrow>
    </mrow>
    <annotation encoding="StarMath 5.0">forall a:forall b:forall c, c &gt; 0 drarrow gcd(ac,bc) = c cdot gcd(a,b)</annotation>
  </semantics>
</math>
</file>

<file path=Object 9/content.xml><?xml version="1.0" encoding="utf-8"?>
<math xmlns="http://www.w3.org/1998/Math/MathML">
  <semantics>
    <mrow>
      <mi mathvariant="italic">ac</mi>
      <mo stretchy="false">=</mo>
      <mrow>
        <msup>
          <mi>a</mi>
          <mtext>*</mtext>
        </msup>
        <mo stretchy="false">∪</mo>
        <msup>
          <mi>c</mi>
          <mtext>*</mtext>
        </msup>
      </mrow>
    </mrow>
    <annotation encoding="StarMath 5.0">ac = a^"*" union c^"*"</annotation>
  </semantics>
</math>
</file>